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adapt your YOLOP implementation to read multi-class segmentation masks instead of binary masks, you'll need to ensure that your data loader can correctly interpret the multi-class mask images and prepare them for training. Below are the steps you should follow to make the necessary adjustments:</text:p>
      <text:h text:style-name="Heading_20_3" text:outline-level="3">Steps to Read Multi-Class Masks in YOLOP</text:h>
      <text:list text:style-name="L1">
        <text:list-item>
          <text:p text:style-name="P8"><text:span text:style-name="Strong_20_Emphasis">Ensure Mask Format</text:span>:</text:p>
          <text:list>
            <text:list-item>
              <text:p text:style-name="P9">Make sure your multi-class mask images are saved in a way that each pixel value corresponds to a specific class. For instance, if you have 8 classes, each pixel in the mask should contain an integer value from 0 to 7 (or another mapping if you are using different class IDs).</text:p>
            </text:list-item>
          </text:list>
        </text:list-item>
        <text:list-item>
          <text:p text:style-name="P8"><text:span text:style-name="Strong_20_Emphasis">Modify the Data Loader</text:span>:</text:p>
          <text:list>
            <text:list-item>
              <text:p text:style-name="P8">Update your data loader to read the multi-class mask images and process them accordingly. You’ll need to ensure the masks are converted to the format expected by YOLOP.</text:p>
            </text:list-item>
          </text:list>
        </text:list-item>
      </text:list>
      <text:h text:style-name="Heading_20_3" text:outline-level="3">Example of Reading Multi-Class Masks</text:h>
      <text:p text:style-name="Text_20_body">Here’s an example of how you can modify your data loading function to read multi-class masks:</text:p>
      <text:p text:style-name="Preformatted_20_Text">python</text:p>
      <text:p text:style-name="Preformatted_20_Text">Copy code</text:p>
      <text:p text:style-name="P1"><text:span text:style-name="Source_20_Text">import os</text:span></text:p>
      <text:p text:style-name="P2"><text:span text:style-name="Source_20_Text">import cv2</text:span></text:p>
      <text:p text:style-name="P2"><text:span text:style-name="Source_20_Text">import numpy as np</text:span></text:p>
      <text:p text:style-name="P2"/>
      <text:p text:style-name="P2"><text:span text:style-name="Source_20_Text">def load_dataset(image_dir, mask_dir):</text:span></text:p>
      <text:p text:style-name="P2"><text:span text:style-name="Source_20_Text"><text:s text:c="4"/>images = []</text:span></text:p>
      <text:p text:style-name="P2"><text:span text:style-name="Source_20_Text"><text:s text:c="4"/>masks = []</text:span></text:p>
      <text:p text:style-name="P2"/>
      <text:p text:style-name="P2"><text:span text:style-name="Source_20_Text"><text:s text:c="4"/>for filename in os.listdir(image_dir):</text:span></text:p>
      <text:p text:style-name="P2"><text:span text:style-name="Source_20_Text"><text:s text:c="8"/>if filename.endswith('.jpg') or filename.endswith('.png'):</text:span></text:p>
      <text:p text:style-name="P2"><text:span text:style-name="Source_20_Text"><text:s text:c="12"/>img_path = os.path.join(image_dir, filename)</text:span></text:p>
      <text:p text:style-name="P2"><text:span text:style-name="Source_20_Text"><text:s text:c="12"/>mask_path = os.path.join(mask_dir, filename.replace('.jpg', '_colored_mask.png')) <text:s/># Adjust as necessary</text:span></text:p>
      <text:p text:style-name="P2"><text:span text:style-name="Source_20_Text"><text:s text:c="12"/></text:span></text:p>
      <text:p text:style-name="P2"><text:span text:style-name="Source_20_Text"><text:s text:c="12"/># Load the image</text:span></text:p>
      <text:p text:style-name="P2"><text:span text:style-name="Source_20_Text"><text:s text:c="12"/>image = cv2.imread(img_path)</text:span></text:p>
      <text:p text:style-name="P2"><text:span text:style-name="Source_20_Text"><text:s text:c="12"/>images.append(image)</text:span></text:p>
      <text:p text:style-name="P2"/>
      <text:p text:style-name="P2"><text:span text:style-name="Source_20_Text"><text:s text:c="12"/># Load the mask as a single-channel grayscale image (if stored as such)</text:span></text:p>
      <text:p text:style-name="P2"><text:span text:style-name="Source_20_Text"><text:s text:c="12"/>mask = cv2.imread(mask_path, cv2.IMREAD_UNCHANGED) <text:s/># Load as is to preserve class values</text:span></text:p>
      <text:p text:style-name="P2"/>
      <text:p text:style-name="P2"><text:span text:style-name="Source_20_Text"><text:s text:c="12"/># Ensure that the mask is in the right format (0-7 for 8 classes)</text:span></text:p>
      <text:p text:style-name="P2"><text:span text:style-name="Source_20_Text"><text:s text:c="12"/>if mask is not None:</text:span></text:p>
      <text:p text:style-name="P2"><text:span text:style-name="Source_20_Text"><text:s text:c="16"/># Convert mask to a single channel with class IDs (if not already)</text:span></text:p>
      <text:p text:style-name="P2"><text:span text:style-name="Source_20_Text"><text:s text:c="16"/>if mask.shape[-1] == 3: <text:s/># If it's RGB, convert it to grayscale to get class IDs</text:span></text:p>
      <text:p text:style-name="P2"><text:span text:style-name="Source_20_Text"><text:s text:c="20"/>mask = cv2.cvtColor(mask, cv2.COLOR_BGR2GRAY)</text:span></text:p>
      <text:p text:style-name="P2"><text:span text:style-name="Source_20_Text"><text:s text:c="16"/></text:span></text:p>
      <text:p text:style-name="P2"><text:span text:style-name="Source_20_Text"><text:s text:c="16"/>masks.append(mask)</text:span></text:p>
      <text:p text:style-name="P2"/>
      <text:p text:style-name="P3"><text:span text:style-name="Source_20_Text"><text:s text:c="4"/>return images, masks</text:span></text:p>
      <text:h text:style-name="Heading_20_3" text:outline-level="3"><text:soft-page-break/>Additional Considerations</text:h>
      <text:list text:style-name="L2">
        <text:list-item>
          <text:p text:style-name="P10"><text:span text:style-name="Strong_20_Emphasis">Check Class Values</text:span>:</text:p>
          <text:list>
            <text:list-item>
              <text:p text:style-name="P11">Ensure that the mask values correspond to the correct class IDs. If you are saving the mask images as colored (RGB), you may need to convert these to a single channel where each unique color corresponds to a specific class ID.</text:p>
            </text:list-item>
          </text:list>
        </text:list-item>
        <text:list-item>
          <text:p text:style-name="P10"><text:span text:style-name="Strong_20_Emphasis">Adjust Mask Values</text:span>:</text:p>
          <text:list>
            <text:list-item>
              <text:p text:style-name="P10">You might need to map the pixel values from the colored mask to the appropriate class indices if they are not already in the correct format. For example:</text:p>
            </text:list-item>
          </text:list>
          <text:p text:style-name="P4">python</text:p>
          <text:p text:style-name="P4">Copy code</text:p>
          <text:p text:style-name="P7"><text:span text:style-name="Source_20_Text"># Example mapping (assuming you used these colors previously)</text:span></text:p>
          <text:p text:style-name="P5"><text:span text:style-name="Source_20_Text">color_to_class = {</text:span></text:p>
          <text:p text:style-name="P5"><text:span text:style-name="Source_20_Text"><text:s text:c="4"/>(255, 0, 0): 0, <text:s text:c="6"/># Red for class 0 (car)</text:span></text:p>
          <text:p text:style-name="P5"><text:span text:style-name="Source_20_Text"><text:s text:c="4"/>(0, 255, 0): 1, <text:s text:c="6"/># Green for class 1 (person)</text:span></text:p>
          <text:p text:style-name="P5"><text:span text:style-name="Source_20_Text"><text:s text:c="4"/>(0, 0, 255): 2, <text:s text:c="6"/># Blue for class 2 (bicycle)</text:span></text:p>
          <text:p text:style-name="P5"><text:span text:style-name="Source_20_Text"><text:s text:c="4"/>(255, 255, 0): 3, <text:s text:c="4"/># Yellow for class 3 (truck)</text:span></text:p>
          <text:p text:style-name="P5"><text:span text:style-name="Source_20_Text"><text:s text:c="4"/>(255, 0, 255): 4, <text:s text:c="4"/># Magenta for class 4 (motorcycle)</text:span></text:p>
          <text:p text:style-name="P5"><text:span text:style-name="Source_20_Text"><text:s text:c="4"/>(0, 255, 255): 5, <text:s text:c="4"/># Cyan for class 5 (bus)</text:span></text:p>
          <text:p text:style-name="P5"><text:span text:style-name="Source_20_Text"><text:s text:c="4"/>(128, 0, 128): 6, <text:s text:c="4"/># Purple for class 6 (traffic_light)</text:span></text:p>
          <text:p text:style-name="P5"><text:span text:style-name="Source_20_Text"><text:s text:c="4"/>(255, 165, 0): 7 <text:s text:c="5"/># Orange for class 7 (stop_sign)</text:span></text:p>
          <text:p text:style-name="P5"><text:span text:style-name="Source_20_Text">}</text:span></text:p>
          <text:p text:style-name="P5"/>
          <text:p text:style-name="P5"><text:span text:style-name="Source_20_Text"># Function to convert colored mask to class ID mask</text:span></text:p>
          <text:p text:style-name="P5"><text:span text:style-name="Source_20_Text">def convert_color_mask_to_class_mask(mask):</text:span></text:p>
          <text:p text:style-name="P5"><text:span text:style-name="Source_20_Text"><text:s text:c="4"/>class_mask = np.zeros(mask.shape[:2], dtype=np.uint8)</text:span></text:p>
          <text:p text:style-name="P5"><text:span text:style-name="Source_20_Text"><text:s text:c="4"/>for color, class_id in color_to_class.items():</text:span></text:p>
          <text:p text:style-name="P5"><text:span text:style-name="Source_20_Text"><text:s text:c="8"/>class_mask[np.all(mask == color, axis=-1)] = class_id</text:span></text:p>
          <text:p text:style-name="P5"><text:span text:style-name="Source_20_Text"><text:s text:c="4"/>return class_mask</text:span></text:p>
          <text:p text:style-name="P5"/>
          <text:p text:style-name="P5"><text:span text:style-name="Source_20_Text"># Use this function when reading masks</text:span></text:p>
          <text:p text:style-name="P6"><text:span text:style-name="Source_20_Text">masks.append(convert_color_mask_to_class_mask(mask))</text:span></text:p>
        </text:list-item>
        <text:list-item>
          <text:p text:style-name="P10"><text:span text:style-name="Strong_20_Emphasis">Train with Multi-Class Masks</text:span>:</text:p>
          <text:list>
            <text:list-item>
              <text:p text:style-name="P10">Ensure that the training loop correctly processes the multi-class masks. If the original YOLOP implementation was set up for binary segmentation, you'll need to adjust the loss functions and outputs to handle multi-class outputs.</text:p>
            </text:list-item>
          </text:list>
        </text:list-item>
      </text:list>
      <text:h text:style-name="Heading_20_3" text:outline-level="3">Example Changes in Training Loop</text:h>
      <text:p text:style-name="Text_20_body">If the training loop was previously expecting a binary mask, you'll need to ensure it can handle the multi-class output. Here's a simplified view of what might need to change:</text:p>
      <text:p text:style-name="Preformatted_20_Text">python</text:p>
      <text:p text:style-name="Preformatted_20_Text">Copy code</text:p>
      <text:p text:style-name="P1"><text:span text:style-name="Source_20_Text">for i, (image, mask) in enumerate(zip(images, masks)):</text:span></text:p>
      <text:p text:style-name="P2"><text:span text:style-name="Source_20_Text"><text:s text:c="4"/># Assuming the mask is now a single-channel mask with class IDs</text:span></text:p>
      <text:p text:style-name="P2"><text:span text:style-name="Source_20_Text"><text:s text:c="4"/># Perform training operations</text:span></text:p>
      <text:p text:style-name="P2"><text:span text:style-name="Source_20_Text"><text:s text:c="4"/>outputs = model(image) <text:s/># Forward pass through the model</text:span></text:p>
      <text:p text:style-name="P3"><text:span text:style-name="Source_20_Text"><text:s text:c="4"/>loss = compute_loss(outputs, mask) <text:s/># Ensure compute_loss handles multi-class</text:span></text:p>
      <text:h text:style-name="Heading_20_3" text:outline-level="3"><text:soft-page-break/>Summary</text:h>
      <text:list text:style-name="L3">
        <text:list-item>
          <text:p text:style-name="P13"><text:span text:style-name="Strong_20_Emphasis">Read and Process Masks</text:span>: Update your data loader to read multi-class masks and convert them to the format expected by YOLOP.</text:p>
        </text:list-item>
        <text:list-item>
          <text:p text:style-name="P13"><text:span text:style-name="Strong_20_Emphasis">Adjust Class Mapping</text:span>: Ensure that your masks have the correct class values and adjust accordingly if needed.</text:p>
        </text:list-item>
        <text:list-item>
          <text:p text:style-name="P12"><text:span text:style-name="Strong_20_Emphasis">Modify Training Logic</text:span>: Ensure that your training logic can handle multi-class segmentation by appropriately processing the output masks.</text:p>
        </text:list-item>
      </text:list>
      <text:p text:style-name="Text_20_body">This approach will set up YOLOP to work with multi-class segmentation tasks, allowing you to train your model with the newly generated masks. If you have further specifics on how YOLOP is currently structured, I can provide more targeted adjustment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5:42:06.942000000</meta:creation-date>
    <dc:date>2024-10-23T15:42:53.751000000</dc:date>
    <meta:editing-duration>PT47S</meta:editing-duration>
    <meta:editing-cycles>1</meta:editing-cycles>
    <meta:document-statistic meta:table-count="0" meta:image-count="0" meta:object-count="0" meta:page-count="3" meta:paragraph-count="76" meta:word-count="727" meta:character-count="4841" meta:non-whitespace-character-count="3861"/>
    <meta:generator>LibreOffice/24.2.2.2$Windows_X86_64 LibreOffice_project/d56cc158d8a96260b836f100ef4b4ef25d6f1a01</meta:generator>
  </office:meta>
</office:document-meta>
</file>